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e62d" officeooo:paragraph-rsid="0016e62d"/>
    </style:style>
    <style:style style:name="P2" style:family="paragraph" style:parent-style-name="Standard" style:list-style-name="L1">
      <style:text-properties officeooo:rsid="0016e62d" officeooo:paragraph-rsid="0016e62d"/>
    </style:style>
    <style:style style:name="P3" style:family="paragraph" style:parent-style-name="Standard">
      <style:text-properties officeooo:rsid="0017ca39" officeooo:paragraph-rsid="0017ca39"/>
    </style:style>
    <style:style style:name="P4" style:family="paragraph" style:parent-style-name="Standard">
      <style:paragraph-properties fo:break-before="page"/>
      <style:text-properties officeooo:rsid="0017ca39" officeooo:paragraph-rsid="0017ca3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ays to remove all the children from a node</text:p>
      <text:list xml:id="list1555365270" text:style-name="L1">
        <text:list-item>
          <text:p text:style-name="P2">InnerHTML = ‘’;</text:p>
        </text:list-item>
        <text:list-item>
          <text:p text:style-name="P2">node.replaceChildren(...newArr)</text:p>
        </text:list-item>
        <text:list-item>
          <text:p text:style-name="P2">Loop that removes lastChild from parent</text:p>
        </text:list-item>
        <text:list-item>
          <text:p text:style-name="P2">Loop that removes lastElementChild from parent</text:p>
        </text:list-item>
        <text:list-item>
          <text:p text:style-name="P2">Cloning the node and replacing it with node.parentNode.replaceChild(clone,child);</text:p>
        </text:list-item>
        <text:list-item>
          <text:p text:style-name="P2">Remove the element with element.remove(); use a Loop too.</text:p>
        </text:list-item>
      </text:list>
      <text:p text:style-name="P1"/>
      <text:p text:style-name="P1">What is metasyntax?</text:p>
      <text:p text:style-name="P1"/>
      <text:p text:style-name="P1"/>
      <text:p text:style-name="P4">Removing the children elements from a node is a frequent task when manipulating the DOM through any of the commonly used frameworks, libraries and even for plain JavaScript – Updating a display, eliminating a box, creating new space to display more relevant information… There are many reasons and the process is quite simple, yet there are some considerations that must be taken when choosing from the pool of methods.</text:p>
      <text:p text:style-name="P3">Nodes are the most basic units of the Document Object Model modern web browsing is based upon and they are referenced from both the stylesheet and the script files in any webpage so modifying one must be done considering that there might be listeners and key references linked to it.</text:p>
      <text:p text:style-name="P3"/>
      <text:p text:style-name="P3">Methods:</text:p>
      <text:p text:style-name="P3">1. Using InnerHTML</text:p>
      <text:p text:style-name="P3">The simplest and also one of the fastest in terms of performance in popular browsers such as chrome, this way simply sets the HTML conte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briel Rengifo</meta:initial-creator>
    <meta:creation-date>2021-12-27T01:25:49.531450491</meta:creation-date>
    <dc:date>2021-12-27T03:03:48.704968269</dc:date>
    <dc:creator>Gabriel Rengifo</dc:creator>
    <meta:editing-duration>PT1H4M38S</meta:editing-duration>
    <meta:editing-cycles>1</meta:editing-cycles>
    <meta:document-statistic meta:table-count="0" meta:image-count="0" meta:object-count="0" meta:page-count="2" meta:paragraph-count="13" meta:word-count="198" meta:character-count="1210" meta:non-whitespace-character-count="1029"/>
    <meta:generator>LibreOffice/6.4.7.2$Linux_X86_64 LibreOffice_project/40$Build-2</meta:generator>
  </office:meta>
</office:document-meta>
</file>